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eeeeee" draw:textarea-horizontal-align="justify" draw:textarea-vertical-align="top" draw:auto-grow-height="false" fo:min-height="10.672cm" fo:min-width="9.152cm"/>
    </style:style>
    <style:style style:name="gr2" style:family="graphic" style:parent-style-name="standard">
      <style:graphic-properties svg:stroke-color="#000000" draw:fill-color="#eeeeee" draw:textarea-horizontal-align="justify" draw:textarea-vertical-align="top" draw:auto-grow-height="false" fo:min-height="10.672cm" fo:min-width="12.66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ff" draw:textarea-horizontal-align="justify" draw:textarea-vertical-align="middle" draw:auto-grow-height="false" fo:min-height="0cm" fo:min-width="1.945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start"/>
      <style:text-properties fo:font-size="18pt" style:font-size-asian="18pt" style:font-size-complex="18pt"/>
    </style:style>
    <style:style style:name="P2" style:family="paragraph">
      <loext:graphic-properties draw:fill-color="#eeeeee"/>
      <style:paragraph-properties fo:text-align="start"/>
      <style:text-properties fo:font-size="18pt" style:font-size-asian="18pt" style:font-size-complex="18pt"/>
    </style:style>
    <style:style style:name="P3" style:family="paragraph">
      <style:paragraph-properties fo:text-align="start"/>
      <style:text-properties fo:font-size="14pt" style:font-size-asian="14pt" style:font-size-complex="14pt"/>
    </style:style>
    <style:style style:name="P4" style:family="paragraph">
      <loext:graphic-properties draw:fill-color="#eeeeee"/>
      <style:paragraph-properties fo:text-align="start"/>
      <style:text-properties fo:font-size="14pt" style:font-size-asian="14pt" style:font-size-complex="14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3333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9.652cm" svg:height="10.922cm" svg:x="1.27cm" svg:y="1.016cm">
          <text:p text:style-name="P1"><text:span text:style-name="T1">#include &lt;stdio.h&gt;</text:span></text:p>
          <text:p text:style-name="P1"><text:span text:style-name="T1"/></text:p>
          <text:p text:style-name="P1"><text:span text:style-name="T1">void foo(void)</text:span></text:p>
          <text:p text:style-name="P1"><text:span text:style-name="T1">{</text:span></text:p>
          <text:p text:style-name="P1"><text:span text:style-name="T1"><text:tab/></text:span><text:span text:style-name="T1">printf("Hello </text:span><text:span text:style-name="T1">World!\n");</text:span></text:p>
          <text:p text:style-name="P1"><text:span text:style-name="T1">}</text:span></text:p>
          <text:p text:style-name="P1"><text:span text:style-name="T1"/></text:p>
          <text:p text:style-name="P1"><text:span text:style-name="T1">int main(int argc, char </text:span><text:span text:style-name="T1">**argv)</text:span></text:p>
          <text:p text:style-name="P1"><text:span text:style-name="T1">{</text:span></text:p>
          <text:p text:style-name="P1"><text:span text:style-name="T1"><text:tab/></text:span><text:span text:style-name="T1">foo();</text:span></text:p>
          <text:p text:style-name="P1"><text:span text:style-name="T1"><text:tab/></text:span><text:span text:style-name="T1">return 0;</text:span></text:p>
          <text:p text:style-name="P1"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3.168cm" svg:height="10.922cm" svg:x="11.47cm" svg:y="1.016cm">
          <text:p text:style-name="P3"><text:span text:style-name="T2">00000000004005c0 </text:span><text:span text:style-name="T2">&lt;foo&gt;:</text:span></text:p>
          <text:p text:style-name="P3"><text:span text:style-name="T2"><text:s text:c="2"/></text:span><text:span text:style-name="T2">4005c0:</text:span><text:span text:style-name="T2"><text:tab/></text:span><text:span text:style-name="T2">a9bf7bfd </text:span><text:span text:style-name="T2"><text:tab/></text:span><text:span text:style-name="T3">stp</text:span><text:span text:style-name="T3"><text:tab/></text:span><text:span text:style-name="T3">x29, x30, [sp,#-</text:span><text:span text:style-name="T3">16]!</text:span></text:p>
          <text:p text:style-name="P3"><text:span text:style-name="T2"><text:s text:c="2"/></text:span><text:span text:style-name="T2">4005c4:</text:span><text:span text:style-name="T2"><text:tab/></text:span><text:span text:style-name="T2">910003fd </text:span><text:span text:style-name="T2"><text:tab/></text:span><text:span text:style-name="T2">mov</text:span><text:span text:style-name="T2"><text:tab/></text:span><text:span text:style-name="T2">x29, sp</text:span></text:p>
          <text:p text:style-name="P3"><text:span text:style-name="T2"><text:s text:c="2"/></text:span><text:span text:style-name="T2">4005c8:</text:span><text:span text:style-name="T2"><text:tab/></text:span><text:span text:style-name="T2">90000000 </text:span><text:span text:style-name="T2"><text:tab/></text:span><text:span text:style-name="T2">adrp</text:span><text:span text:style-name="T2"><text:tab/></text:span><text:span text:style-name="T2">x0, 400000 &lt;_init-</text:span><text:span text:style-name="T2">0x3f0&gt;</text:span></text:p>
          <text:p text:style-name="P3"><text:span text:style-name="T2"><text:s text:c="2"/></text:span><text:span text:style-name="T2">4005cc:</text:span><text:span text:style-name="T2"><text:tab/></text:span><text:span text:style-name="T2">911a6000 </text:span><text:span text:style-name="T2"><text:tab/></text:span><text:span text:style-name="T2">add</text:span><text:span text:style-name="T2"><text:tab/></text:span><text:span text:style-name="T2">x0, x0, #0x698</text:span></text:p>
          <text:p text:style-name="P3"><text:span text:style-name="T2"><text:s text:c="2"/></text:span><text:span text:style-name="T2">4005d0:</text:span><text:span text:style-name="T2"><text:tab/></text:span><text:span text:style-name="T2">97ffffa4 </text:span><text:span text:style-name="T2"><text:tab/></text:span><text:span text:style-name="T2">bl</text:span><text:span text:style-name="T2"><text:tab/></text:span><text:span text:style-name="T2">400460 &lt;puts@plt&gt;</text:span></text:p>
          <text:p text:style-name="P3"><text:span text:style-name="T2"><text:s text:c="2"/></text:span><text:span text:style-name="T2">4005d4:</text:span><text:span text:style-name="T2"><text:tab/></text:span><text:span text:style-name="T2">d503201f </text:span><text:span text:style-name="T2"><text:tab/></text:span><text:span text:style-name="T2">nop</text:span></text:p>
          <text:p text:style-name="P3"><text:span text:style-name="T2"><text:s text:c="2"/></text:span><text:span text:style-name="T2">4005d8:</text:span><text:span text:style-name="T2"><text:tab/></text:span><text:span text:style-name="T2">a8c17bfd </text:span><text:span text:style-name="T2"><text:tab/></text:span><text:span text:style-name="T3">ldp</text:span><text:span text:style-name="T3"><text:tab/></text:span><text:span text:style-name="T3">x29, x30, [sp],#16</text:span></text:p>
          <text:p text:style-name="P3"><text:span text:style-name="T2"><text:s text:c="2"/></text:span><text:span text:style-name="T2">4005dc:</text:span><text:span text:style-name="T2"><text:tab/></text:span><text:span text:style-name="T2">d65f03c0 </text:span><text:span text:style-name="T2"><text:tab/></text:span><text:span text:style-name="T2">ret</text:span></text:p>
          <text:p text:style-name="P3"><text:span text:style-name="T2"/></text:p>
          <text:p text:style-name="P3"><text:span text:style-name="T2">00000000004005e0 </text:span><text:span text:style-name="T2">&lt;main&gt;:</text:span></text:p>
          <text:p text:style-name="P3"><text:span text:style-name="T2"><text:s text:c="2"/></text:span><text:span text:style-name="T2">4005e0:</text:span><text:span text:style-name="T2"><text:tab/></text:span><text:span text:style-name="T2">a9be7bfd </text:span><text:span text:style-name="T2"><text:tab/></text:span><text:span text:style-name="T2">stp</text:span><text:span text:style-name="T2"><text:tab/></text:span><text:span text:style-name="T2">x29, x30, [sp,#-32]!</text:span></text:p>
          <text:p text:style-name="P3"><text:span text:style-name="T2"><text:s text:c="2"/></text:span><text:span text:style-name="T2">4005e4:</text:span><text:span text:style-name="T2"><text:tab/></text:span><text:span text:style-name="T2">910003fd </text:span><text:span text:style-name="T2"><text:tab/></text:span><text:span text:style-name="T2">mov</text:span><text:span text:style-name="T2"><text:tab/></text:span><text:span text:style-name="T2">x29, sp</text:span></text:p>
          <text:p text:style-name="P3"><text:span text:style-name="T2"><text:s text:c="2"/></text:span><text:span text:style-name="T2">4005e8:</text:span><text:span text:style-name="T2"><text:tab/></text:span><text:span text:style-name="T2">b9001fa0 </text:span><text:span text:style-name="T2"><text:tab/></text:span><text:span text:style-name="T2">str</text:span><text:span text:style-name="T2"><text:tab/></text:span><text:span text:style-name="T2">w0, [x29,#28]</text:span></text:p>
          <text:p text:style-name="P3"><text:span text:style-name="T2"><text:s text:c="2"/></text:span><text:span text:style-name="T2">4005ec:</text:span><text:span text:style-name="T2"><text:tab/></text:span><text:span text:style-name="T2">f9000ba1 </text:span><text:span text:style-name="T2"><text:tab/></text:span><text:span text:style-name="T2">str</text:span><text:span text:style-name="T2"><text:tab/></text:span><text:span text:style-name="T2">x1, [x29,#16]</text:span></text:p>
          <text:p text:style-name="P3"><text:span text:style-name="T2"><text:s text:c="2"/></text:span><text:span text:style-name="T2">4005f0:</text:span><text:span text:style-name="T2"><text:tab/></text:span><text:span text:style-name="T2">97fffff4 </text:span><text:span text:style-name="T2"><text:tab/></text:span><text:span text:style-name="T3">bl</text:span><text:span text:style-name="T3"><text:tab/></text:span><text:span text:style-name="T3">4005c0 &lt;foo&gt;</text:span></text:p>
          <text:p text:style-name="P3"><text:span text:style-name="T2"><text:s text:c="2"/></text:span><text:span text:style-name="T2">4005f4:</text:span><text:span text:style-name="T2"><text:tab/></text:span><text:span text:style-name="T2">52800000 </text:span><text:span text:style-name="T2"><text:tab/></text:span><text:span text:style-name="T2">mov</text:span><text:span text:style-name="T2"><text:tab/></text:span><text:span text:style-name="T2">w0, #0x0 <text:s text:c="18"/></text:span><text:span text:style-name="T2"><text:tab/></text:span><text:span text:style-name="T2">// #0</text:span></text:p>
          <text:p text:style-name="P3"><text:span text:style-name="T2"><text:s text:c="2"/></text:span><text:span text:style-name="T2">4005f8:</text:span><text:span text:style-name="T2"><text:tab/></text:span><text:span text:style-name="T2">a8c27bfd </text:span><text:span text:style-name="T2"><text:tab/></text:span><text:span text:style-name="T2">ldp</text:span><text:span text:style-name="T2"><text:tab/></text:span><text:span text:style-name="T2">x29, x30, [sp],#32</text:span></text:p>
          <text:p text:style-name="P3"><text:span text:style-name="T2"><text:s text:c="2"/></text:span><text:span text:style-name="T2">4005fc:</text:span><text:span text:style-name="T2"><text:tab/></text:span><text:span text:style-name="T2">d65f03c0 </text:span><text:span text:style-name="T2"><text:tab/></text:span><text:span text:style-name="T2">ret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8.363cm" svg:height="1.673cm" svg:x="25.908cm" svg:y="1.121cm">
          <draw:text-box>
            <text:p>change sp, then</text:p>
            <text:p>store x29 (FP) and x30 (LR)</text:p>
          </draw:text-box>
        </draw:frame>
        <draw:frame draw:style-name="gr3" draw:text-style-name="P5" draw:layer="layout" svg:width="8.325cm" svg:height="1.673cm" svg:x="25.909cm" svg:y="4.222cm">
          <draw:text-box>
            <text:p>load x29 (FP) and x30 (LR),</text:p>
            <text:p>then change sp</text:p>
          </draw:text-box>
        </draw:frame>
        <draw:frame draw:style-name="gr3" draw:text-style-name="P5" draw:layer="layout" svg:width="8.08cm" svg:height="1.673cm" svg:x="25.91cm" svg:y="8.923cm">
          <draw:text-box>
            <text:p>bl stores address of</text:p>
            <text:p>next instruction to x30 (LR)</text:p>
          </draw:text-box>
        </draw:frame>
        <draw:custom-shape draw:style-name="gr4" draw:text-style-name="P6" draw:layer="layout" svg:width="2.794cm" svg:height="0.254cm" svg:x="23.114cm" svg:y="1.7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2.794cm" svg:height="0.254cm" svg:x="23.115cm" svg:y="5.1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2.794cm" svg:height="0.254cm" svg:x="23.116cm" svg:y="9.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4cm" fo:text-indent="0cm"/>
      <style:text-properties fo:font-size="16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79cm" fo:text-indent="0cm"/>
      <style:text-properties fo:font-size="14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18cm" fo:text-indent="0cm"/>
      <style:text-properties fo:font-size="12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6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2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213cm" svg:x="1cm" svg:y="4.666cm"/>
      <draw:page-thumbnail draw:layer="backgroundobjects" svg:width="8.999cm" svg:height="3.213cm" svg:x="1cm" svg:y="13.242cm"/>
      <draw:page-thumbnail draw:layer="backgroundobjects" svg:width="8.999cm" svg:height="3.213cm" svg:x="1cm" svg:y="21.818cm"/>
      <draw:page-thumbnail draw:layer="backgroundobjects" svg:width="8.999cm" svg:height="3.213cm" svg:x="11cm" svg:y="4.666cm"/>
      <draw:page-thumbnail draw:layer="backgroundobjects" svg:width="8.999cm" svg:height="3.213cm" svg:x="11cm" svg:y="13.242cm"/>
      <draw:page-thumbnail draw:layer="backgroundobjects" svg:width="8.999cm" svg:height="3.213cm" svg:x="11cm" svg:y="21.818cm"/>
    </style:handout-master>
    <style:master-page style:name="Default" style:page-layout-name="PM1" draw:style-name="Mdp1">
      <draw:frame presentation:style-name="Default-title" draw:layer="backgroundobjects" svg:width="32.003cm" svg:height="2.121cm" svg:x="1.778cm" svg:y="0.505cm" presentation:class="title" presentation:placeholder="true">
        <draw:text-box/>
      </draw:frame>
      <draw:frame presentation:style-name="Default-outline1" draw:layer="backgroundobjects" svg:width="32.003cm" svg:height="7.366cm" svg:x="1.778cm" svg:y="2.971cm" presentation:class="outline" presentation:placeholder="true">
        <draw:text-box/>
      </draw:frame>
      <draw:frame presentation:style-name="Mpr1" draw:text-style-name="MP2" draw:layer="backgroundobjects" svg:width="8.285cm" svg:height="0.876cm" svg:x="1.778cm" svg:y="11.5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0.876cm" svg:x="12.16cm" svg:y="11.56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0.876cm" svg:x="25.495cm" svg:y="11.56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7-11-14T13:45:29.236899777</dc:date>
    <meta:editing-duration>PT4H37M52S</meta:editing-duration>
    <meta:editing-cycles>251</meta:editing-cycles>
    <meta:generator>LibreOffice/5.1.4.2$Linux_X86_64 LibreOffice_project/10m0$Build-2</meta:generator>
    <meta:document-statistic meta:object-count="31"/>
  </office:meta>
</office:document-meta>
</file>